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lack-Lato" svg:font-family="Slack-Lato, Slack-Fractions, appleLogo, sans-serif"/>
  </office:font-face-decls>
  <office:automatic-styles>
    <style:style style:name="P1" style:family="paragraph" style:parent-style-name="Standard">
      <style:text-properties officeooo:rsid="001c7e19" officeooo:paragraph-rsid="001d2115"/>
    </style:style>
    <style:style style:name="P2" style:family="paragraph" style:parent-style-name="Standard">
      <style:text-properties officeooo:rsid="001d2115" officeooo:paragraph-rsid="001d2115"/>
    </style:style>
    <style:style style:name="P3" style:family="paragraph" style:parent-style-name="Standard">
      <style:text-properties officeooo:rsid="001d2115" officeooo:paragraph-rsid="00236245"/>
    </style:style>
    <style:style style:name="P4" style:family="paragraph" style:parent-style-name="Standard">
      <style:text-properties officeooo:rsid="001fae74" officeooo:paragraph-rsid="001fae74"/>
    </style:style>
    <style:style style:name="P5" style:family="paragraph" style:parent-style-name="Standard">
      <style:text-properties officeooo:rsid="001fae74" officeooo:paragraph-rsid="0020de4f"/>
    </style:style>
    <style:style style:name="P6" style:family="paragraph" style:parent-style-name="Standard">
      <style:text-properties officeooo:rsid="001fae74" officeooo:paragraph-rsid="00247f81"/>
    </style:style>
    <style:style style:name="P7" style:family="paragraph" style:parent-style-name="Standard">
      <style:paragraph-properties fo:text-align="start" style:justify-single-word="false"/>
      <style:text-properties officeooo:rsid="001c7e19" officeooo:paragraph-rsid="001c7e19"/>
    </style:style>
    <style:style style:name="P8" style:family="paragraph" style:parent-style-name="Standard">
      <style:paragraph-properties fo:text-align="justify" style:justify-single-word="false"/>
      <style:text-properties officeooo:rsid="001c7e19" officeooo:paragraph-rsid="001c7e19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2pt" officeooo:rsid="001c7e19" officeooo:paragraph-rsid="001c7e19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2pt" officeooo:rsid="001c7e19" officeooo:paragraph-rsid="00253736" style:font-size-asian="12pt" style:font-size-complex="12pt"/>
    </style:style>
    <style:style style:name="P11" style:family="paragraph" style:parent-style-name="Standard">
      <style:text-properties fo:color="#000000" loext:opacity="100%" fo:font-size="12pt" officeooo:rsid="001c7e19" officeooo:paragraph-rsid="001d2115" style:font-size-asian="12pt" style:font-size-complex="12pt"/>
    </style:style>
    <style:style style:name="P12" style:family="paragraph" style:parent-style-name="Standard">
      <style:text-properties fo:color="#000000" loext:opacity="100%" fo:font-size="12pt" officeooo:rsid="001c7e19" officeooo:paragraph-rsid="001c7e19" style:font-size-asian="12pt" style:font-size-complex="12pt"/>
    </style:style>
    <style:style style:name="P13" style:family="paragraph" style:parent-style-name="Standard">
      <style:text-properties fo:color="#000000" loext:opacity="100%" fo:font-size="12pt" officeooo:rsid="001d2115" officeooo:paragraph-rsid="001d2115" style:font-size-asian="12pt" style:font-size-complex="12pt"/>
    </style:style>
    <style:style style:name="P14" style:family="paragraph" style:parent-style-name="Standard">
      <style:text-properties fo:color="#000000" loext:opacity="100%" fo:font-size="12pt" officeooo:rsid="001d2115" officeooo:paragraph-rsid="0025b30c" style:font-size-asian="12pt" style:font-size-complex="12pt"/>
    </style:style>
    <style:style style:name="P15" style:family="paragraph" style:parent-style-name="Standard">
      <style:text-properties fo:color="#000000" loext:opacity="100%" fo:font-size="12pt" officeooo:paragraph-rsid="001d2115" style:font-size-asian="12pt" style:font-size-complex="12pt"/>
    </style:style>
    <style:style style:name="P16" style:family="paragraph" style:parent-style-name="Standard">
      <style:text-properties fo:color="#000000" loext:opacity="100%" fo:font-size="12pt" officeooo:rsid="001fae74" officeooo:paragraph-rsid="001fae74" style:font-size-asian="12pt" style:font-size-complex="12pt"/>
    </style:style>
    <style:style style:name="P17" style:family="paragraph" style:parent-style-name="Standard">
      <style:text-properties fo:color="#000000" loext:opacity="100%" fo:font-size="12pt" officeooo:rsid="001fae74" officeooo:paragraph-rsid="0025b30c" style:font-size-asian="12pt" style:font-size-complex="12pt"/>
    </style:style>
    <style:style style:name="P18" style:family="paragraph" style:parent-style-name="Standard">
      <style:text-properties fo:color="#000000" loext:opacity="100%" fo:font-size="12pt" officeooo:paragraph-rsid="001fae74" style:font-size-asian="12pt" style:font-size-complex="12pt"/>
    </style:style>
    <style:style style:name="P19" style:family="paragraph" style:parent-style-name="Standard">
      <style:text-properties officeooo:rsid="001d2115" officeooo:paragraph-rsid="001d2115"/>
    </style:style>
    <style:style style:name="P20" style:family="paragraph" style:parent-style-name="Standard">
      <style:text-properties officeooo:rsid="001fae74" officeooo:paragraph-rsid="001fae74"/>
    </style:style>
    <style:style style:name="P21" style:family="paragraph" style:parent-style-name="Standard">
      <style:text-properties officeooo:rsid="001fae74" officeooo:paragraph-rsid="00247f81"/>
    </style:style>
    <style:style style:name="P22" style:family="paragraph" style:parent-style-name="Standard">
      <style:text-properties fo:font-size="12pt" officeooo:rsid="001fae74" officeooo:paragraph-rsid="001fae74" style:font-size-asian="12pt" style:font-size-complex="12pt"/>
    </style:style>
    <style:style style:name="P23" style:family="paragraph" style:parent-style-name="Standard">
      <style:text-properties fo:font-size="12pt" officeooo:rsid="001fae74" officeooo:paragraph-rsid="0025b30c" style:font-size-asian="12pt" style:font-size-complex="12pt"/>
    </style:style>
    <style:style style:name="P24" style:family="paragraph" style:parent-style-name="Standard">
      <style:text-properties fo:font-size="12pt" officeooo:paragraph-rsid="001fae74" style:font-size-asian="12pt" style:font-size-complex="12pt"/>
    </style:style>
    <style:style style:name="P25" style:family="paragraph" style:parent-style-name="Standard">
      <style:text-properties fo:font-size="12pt" officeooo:rsid="0025b30c" officeooo:paragraph-rsid="0025b30c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2115"/>
    </style:style>
    <style:style style:name="T3" style:family="text">
      <style:text-properties officeooo:rsid="0020de4f"/>
    </style:style>
    <style:style style:name="T4" style:family="text">
      <style:text-properties officeooo:rsid="00236245"/>
    </style:style>
    <style:style style:name="T5" style:family="text">
      <style:text-properties officeooo:rsid="00247f81"/>
    </style:style>
    <style:style style:name="T6" style:family="text">
      <style:text-properties officeooo:rsid="00253736"/>
    </style:style>
    <style:style style:name="T7" style:family="text">
      <style:text-properties fo:color="#c9211e" loext:opacity="100%" fo:font-size="20pt" fo:font-style="italic" style:text-underline-style="solid" style:text-underline-width="auto" style:text-underline-color="font-color" fo:font-weight="bold" officeooo:rsid="00253736" style:font-size-asian="20pt" style:font-style-asian="italic" style:font-weight-asian="bold" style:font-size-complex="20pt" style:font-style-complex="italic" style:font-weight-complex="bold"/>
    </style:style>
    <style:style style:name="T8" style:family="text">
      <style:text-properties fo:color="#800080" loext:opacity="100%" fo:font-size="20pt" fo:font-style="italic" style:text-underline-style="solid" style:text-underline-width="auto" style:text-underline-color="font-color" fo:font-weight="bold" officeooo:rsid="00253736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fo:font-size="20pt" fo:font-style="italic" style:text-underline-style="solid" style:text-underline-width="auto" style:text-underline-color="font-color" fo:font-weight="bold" officeooo:rsid="00253736" style:font-size-asian="20pt" style:font-style-asian="italic" style:font-weight-asian="bold" style:font-size-complex="20pt" style:font-style-complex="italic" style:font-weight-complex="bold"/>
    </style:style>
    <style:style style:name="T10" style:family="text">
      <style:text-properties fo:font-variant="normal" fo:text-transform="none" fo:color="#d1d2d3" loext:opacity="100%" style:font-name="Slack-Lato" fo:font-size="11.25pt" fo:letter-spacing="normal" fo:font-style="normal" fo:font-weight="normal"/>
    </style:style>
    <style:style style:name="T11" style:family="text">
      <style:text-properties fo:font-variant="normal" fo:text-transform="none" fo:color="#d1d2d3" loext:opacity="100%" style:font-name="Slack-Lato" fo:font-size="11.25pt" fo:letter-spacing="normal" fo:font-style="normal" fo:font-weight="normal" officeooo:rsid="0025b30c"/>
    </style:style>
    <style:style style:name="T12" style:family="text">
      <style:text-properties fo:font-variant="normal" fo:text-transform="none" style:font-name="Slack-Lato" fo:letter-spacing="normal" fo:font-style="normal" fo:font-weight="normal"/>
    </style:style>
    <style:style style:name="T13" style:family="text">
      <style:text-properties fo:font-variant="normal" fo:text-transform="none" style:font-name="Slack-Lato" fo:letter-spacing="normal" fo:font-style="normal" fo:font-weight="normal" officeooo:rsid="00253736"/>
    </style:style>
    <style:style style:name="T14" style:family="text">
      <style:text-properties fo:font-variant="normal" fo:text-transform="none" style:font-name="Slack-Lato" fo:letter-spacing="normal" fo:font-style="normal" fo:font-weight="normal" officeooo:rsid="0025b30c"/>
    </style:style>
    <style:style style:name="T15" style:family="text">
      <style:text-properties fo:font-variant="normal" fo:text-transform="none" fo:color="#000000" loext:opacity="100%" style:font-name="Slack-Lato" fo:font-size="13pt" fo:letter-spacing="normal" fo:font-style="normal" fo:font-weight="normal" officeooo:rsid="001d2115" style:font-size-asian="13pt" style:font-size-complex="13pt"/>
    </style:style>
    <style:style style:name="T16" style:family="text">
      <style:text-properties fo:font-variant="normal" fo:text-transform="none" fo:color="#000000" loext:opacity="100%" style:font-name="Slack-Lato" fo:font-size="11.25pt" fo:letter-spacing="normal" fo:font-style="normal" fo:font-weight="normal"/>
    </style:style>
    <style:style style:name="T17" style:family="text">
      <style:text-properties fo:font-variant="normal" fo:text-transform="none" fo:color="#000000" loext:opacity="100%" style:font-name="Slack-Lato" fo:font-size="11.25pt" fo:letter-spacing="normal" fo:font-style="normal" fo:font-weight="normal" officeooo:rsid="0025b30c"/>
    </style:style>
    <style:style style:name="T18" style:family="text">
      <style:text-properties fo:font-variant="normal" fo:text-transform="none" fo:color="#000000" loext:opacity="100%" style:font-name="Slack-Lato" fo:letter-spacing="normal" fo:font-style="normal" fo:font-weight="normal"/>
    </style:style>
    <style:style style:name="T19" style:family="text">
      <style:text-properties fo:font-variant="normal" fo:text-transform="none" fo:color="#000000" loext:opacity="100%" style:font-name="Slack-Lato" fo:letter-spacing="normal" fo:font-style="normal" fo:font-weight="normal" officeooo:rsid="0025b30c"/>
    </style:style>
    <style:style style:name="T20" style:family="text">
      <style:text-properties fo:font-variant="normal" fo:text-transform="none" fo:color="#000000" loext:opacity="100%" style:font-name="Slack-Lato" fo:letter-spacing="normal" fo:font-style="normal" fo:font-weight="normal" officeooo:rsid="001d2115"/>
    </style:style>
    <style:style style:name="T21" style:family="text">
      <style:text-properties officeooo:rsid="001c7e19"/>
    </style:style>
    <style:style style:name="T22" style:family="text">
      <style:text-properties officeooo:rsid="0025b30c"/>
    </style:style>
    <style:style style:name="T23" style:family="text">
      <style:text-properties fo:color="#000000" loext:opacity="100%" fo:font-size="13pt" officeooo:rsid="001d2115" style:font-size-asian="13pt" style:font-size-complex="13pt"/>
    </style:style>
    <style:style style:name="T24" style:family="text">
      <style:text-properties fo:color="#000000" loext:opacity="100%" officeooo:rsid="0025b30c"/>
    </style:style>
    <style:style style:name="T25" style:family="text">
      <style:text-properties fo:color="#000000" loext:opacity="100%" officeooo:rsid="001d2115"/>
    </style:style>
    <style:style style:name="T26" style:family="text">
      <style:text-properties officeooo:rsid="001fae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tab/><text:tab/><text:tab/><text:tab/><text:span text:style-name="T7">Assignment</text:span><text:span text:style-name="T9"> </text:span><text:span text:style-name="T8"><text:s/>Networking</text:span><text:span text:style-name="T9"> </text:span></text:p>
      <text:p text:style-name="P7"/>
      <text:p text:style-name="P10"><text:span text:style-name="T12">1. Given these requirements Base address: 142.150.235.0</text:span><text:line-break/> <text:s text:c="4"/><text:span text:style-name="T12">Network mask: 255.255.255.224 Broadcast address:</text:span></text:p>
      <text:p text:style-name="P10"><text:span text:style-name="T12"><text:s text:c="4"/>142.150.235.31 Reserved Router address: 142.150.235.1</text:span><text:line-break/><text:span text:style-name="T12">a) What is the address of the assigned sub network and what is the </text:span></text:p>
      <text:p text:style-name="P10"><text:span text:style-name="T12"><text:s text:c="5"/>extended network prefix?</text:span><text:line-break/><text:span text:style-name="T12">b) Which IP addresses can I use to configure the computers in my </text:span></text:p>
      <text:p text:style-name="P10"><text:span text:style-name="T12"><text:s text:c="4"/>lab?</text:span><text:line-break/><text:span text:style-name="T12">c) Suppose I wanted to do subdivide the assigned address block into </text:span></text:p>
      <text:p text:style-name="P10"><text:span text:style-name="T12"><text:s text:c="4"/>4 smaller sub networks of equal size. How large are these </text:span></text:p>
      <text:p text:style-name="P10"><text:span text:style-name="T12"><text:s text:c="4"/>networks, and how many IP addresses can I assign in each sub </text:span><text:span text:style-name="T13">\\ </text:span></text:p>
      <text:p text:style-name="P10"><text:span text:style-name="T13"><text:s text:c="4"/></text:span><text:span text:style-name="T12">network?</text:span></text:p>
      <text:p text:style-name="P10"><text:span text:style-name="T12">2. Consider the 128.100.112.0/21 block of IP addresses. This block</text:span></text:p>
      <text:p text:style-name="P10"><text:span text:style-name="T12"><text:s text:c="4"/>of addresses must be divided into four sub networks that have </text:span></text:p>
      <text:p text:style-name="P10"><text:span text:style-name="T12"><text:s text:c="4"/>each at least 500 IP addresses.</text:span></text:p>
      <text:p text:style-name="P9"/>
      <text:p text:style-name="P7"/>
      <text:p text:style-name="P9">Ans : 1 (a)</text:p>
      <text:p text:style-name="P11"><text:tab/></text:p>
      <text:p text:style-name="P11"><text:tab/>network mask 255.255.255.224</text:p>
      <text:p text:style-name="P12"><text:tab/>in binary : 11111111.11111111.11111111.11100000</text:p>
      <text:p text:style-name="P12"><text:tab/>1 is a network bits &amp; 0 is a host bits </text:p>
      <text:p text:style-name="P12"><text:tab/>so 27 bits reserve for network and 5 bits reserve for host</text:p>
      <text:p text:style-name="P12"><text:tab/>142.150.235.0<text:span text:style-name="T1">/</text:span>27 </text:p>
      <text:p text:style-name="P12"/>
      <text:p text:style-name="P12">(<text:span text:style-name="T2">b</text:span>) </text:p>
      <text:p text:style-name="P12"><text:tab/>the number of host bits is 5 <text:s text:c="3"/>(host(h)=5)</text:p>
      <text:p text:style-name="P12"><text:tab/>(2 power h)-2 =(2 power 5)-2 =32-2 = 30 host</text:p>
      <text:p text:style-name="P12"><text:s/><text:tab/>2 ip is reserved so the range is </text:p>
      <text:p text:style-name="P12"><text:tab/>142.150.235.2 <text:s text:c="3"/>to <text:s text:c="4"/>142.150.235.30</text:p>
      <text:p text:style-name="P12"/>
      <text:p text:style-name="P13">(c)</text:p>
      <text:p text:style-name="P15"><text:span text:style-name="T21"><text:s text:c="2"/><text:tab/></text:span><text:span text:style-name="T6">subnet 1: <text:s text:c="4"/></text:span><text:span text:style-name="T12">142.150.235.0/29</text:span><text:line-break/><text:tab/><text:span text:style-name="T6">subnet 2: <text:s text:c="4"/></text:span><text:span text:style-name="T12">142.150.235.64/29</text:span><text:line-break/> <text:s text:c="11"/><text:span text:style-name="T6">subnet 3: <text:s text:c="4"/></text:span><text:span text:style-name="T12">142.150.235.128/29</text:span><text:line-break/> <text:s text:c="11"/><text:span text:style-name="T6">subnet 4: <text:s text:c="5"/></text:span><text:span text:style-name="T12">142.150.235.192/29</text:span></text:p>
      <text:p text:style-name="P1"/>
      <text:p text:style-name="P1"/>
      <text:p text:style-name="P2">Ans 2:</text:p>
      <text:p text:style-name="P2"/>
      <text:p text:style-name="P3"><text:tab/>subnet 1:<text:tab/>128.100.112.0/<text:span text:style-name="T4">23</text:span> <text:s text:c="5"/>to <text:s text:c="5"/>128.100.113.255/<text:span text:style-name="T4">23</text:span></text:p>
      <text:p text:style-name="P3"><text:tab/>subnet 2:<text:tab/>128.100.114.0/<text:span text:style-name="T4">23</text:span> <text:s text:c="5"/>to <text:s text:c="5"/>128.100.115.255/<text:span text:style-name="T4">23</text:span></text:p>
      <text:p text:style-name="P3"><text:tab/>subnet 3:<text:tab/>128.100.116.0/<text:span text:style-name="T4">23</text:span> <text:s text:c="5"/>to <text:s text:c="5"/>128.100.117.255/<text:span text:style-name="T4">23</text:span></text:p>
      <text:p text:style-name="P3"><text:tab/>subnet 4:<text:tab/>128.100.118.0/<text:span text:style-name="T4">23</text:span> <text:s text:c="5"/>to <text:s text:c="5"/>128.100.119.255/<text:span text:style-name="T4">23</text:span></text:p>
      <text:p text:style-name="P2"/>
      <text:p text:style-name="P2"/>
      <text:p text:style-name="P2"/>
      <text:p text:style-name="P2"/>
      <text:p text:style-name="P14"><text:span text:style-name="T12"/></text:p>
      <text:p text:style-name="P14"><text:span text:style-name="T12"/></text:p>
      <text:p text:style-name="P14"><text:soft-page-break/><text:span text:style-name="T12">3. An organization is assigned a class C network address of 201.35.2.0. It</text:span></text:p>
      <text:p text:style-name="P14"><text:span text:style-name="T12"><text:s text:c="4"/>uses a netmask of 255.255.255.192. Using this netmask</text:span><text:line-break/><text:span text:style-name="T12">a) How many subnets can be created. What are the address of the </text:span></text:p>
      <text:p text:style-name="P14"><text:span text:style-name="T12"><text:s text:c="4"/>assigned subnetworks?</text:span><text:line-break/><text:span text:style-name="T12">b) In each subnet, how many IPs each subnet will have</text:span></text:p>
      <text:p text:style-name="P14"><text:span text:style-name="T12"/></text:p>
      <text:p text:style-name="P14"><text:span text:style-name="T12">4. An organization </text:span><text:span text:style-name="T14">i</text:span><text:span text:style-name="T12">s assigned a class C network address of 201.35.2.0. It</text:span></text:p>
      <text:p text:style-name="P14"><text:span text:style-name="T12"><text:s text:c="4"/>uses a netmask of 255.255.255.192 to divide this into sub-networks. <text:s/></text:span></text:p>
      <text:p text:style-name="P14"><text:span text:style-name="T12"><text:s text:c="4"/>Which of the following is/are valid host IP addresses?</text:span><text:line-break/> <text:s text:c="4"/><text:span text:style-name="T12">A) 201.35.2.129</text:span></text:p>
      <text:p text:style-name="P14"><text:span text:style-name="T12"><text:s text:c="4"/>B) 201.35.2.191</text:span><text:line-break/> <text:s text:c="4"/><text:span text:style-name="T12">C) 201.35.2.255</text:span></text:p>
      <text:p text:style-name="P14"><text:span text:style-name="T12"/></text:p>
      <text:p text:style-name="P14"><text:span text:style-name="T12">5. An organization has a class C network address of 201.32.64.0. It uses</text:span></text:p>
      <text:p text:style-name="P14"><text:span text:style-name="T12"><text:s text:c="4"/>a subnet mask of 255.255.255.248. Which of the following is NOT a <text:s text:c="2"/></text:span></text:p>
      <text:p text:style-name="P14"><text:span text:style-name="T12"><text:s text:c="4"/>valid broadcast address for any subnetworks?</text:span><text:line-break/> <text:s text:c="4"/><text:span text:style-name="T12">a) 201.32.64.135</text:span><text:line-break/> <text:s text:c="4"/><text:span text:style-name="T12">b) 201.32.64.240</text:span><text:line-break/> <text:s text:c="4"/><text:span text:style-name="T12">c) 201.32.64.207</text:span><text:line-break/> <text:s text:c="4"/><text:span text:style-name="T12">d) 201.32.64.231</text:span></text:p>
      <text:p text:style-name="P4"/>
      <text:p text:style-name="P22">Ans 3: (a)</text:p>
      <text:p text:style-name="P22"><text:s/><text:tab/></text:p>
      <text:p text:style-name="P16"><text:tab/>netmask : 255.255.255.192</text:p>
      <text:p text:style-name="P16"><text:tab/>in binary :11111111.11111111.11111111.11000000</text:p>
      <text:p text:style-name="P16"><text:tab/>number of host bits is 6.</text:p>
      <text:p text:style-name="P16"><text:s text:c="12"/>2 power 6 = 64 </text:p>
      <text:p text:style-name="P18"/>
      <text:p text:style-name="P16"><text:tab/>201.35.2.0</text:p>
      <text:p text:style-name="P16"><text:tab/>201.35.2.64</text:p>
      <text:p text:style-name="P16"><text:tab/>201.35.2.128</text:p>
      <text:p text:style-name="P16"><text:tab/>201.35.2.192</text:p>
      <text:p text:style-name="P17"><text:s text:c="2"/></text:p>
      <text:p text:style-name="P23">(b)</text:p>
      <text:p text:style-name="P22"/>
      <text:p text:style-name="P22"><text:tab/> 2 power 6 = 64-2 = 62 <text:s/>IP in each subnet </text:p>
      <text:p text:style-name="P22"/>
      <text:p text:style-name="P22">Ans 4:</text:p>
      <text:p text:style-name="P24"><text:span text:style-name="T26"><text:s text:c="12"/></text:span><text:span text:style-name="T24">(a</text:span><text:span text:style-name="T18"> </text:span><text:span text:style-name="T19">&amp; c)</text:span><text:span text:style-name="T18"> 201.35.2.129 and 201.35.2.255</text:span></text:p>
      <text:p text:style-name="P25"/>
      <text:p text:style-name="P23"><text:span text:style-name="T5"><text:tab/>subnet 1: <text:s text:c="8"/></text:span>201.35.2.<text:span text:style-name="T5">0</text:span><text:tab/><text:tab/>201.35.2.<text:span text:style-name="T5">63</text:span></text:p>
      <text:p text:style-name="P23"><text:span text:style-name="T5"><text:tab/>subnet 2:<text:tab/></text:span>201.35.2.<text:span text:style-name="T5">64</text:span><text:tab/><text:tab/>201.35.2.<text:span text:style-name="T5">127</text:span></text:p>
      <text:p text:style-name="P23"><text:span text:style-name="T5"><text:tab/>subnet 3:<text:tab/></text:span>201.35.2.<text:span text:style-name="T5">128</text:span><text:tab/><text:tab/>201.35.2.<text:span text:style-name="T5">191</text:span></text:p>
      <text:p text:style-name="P23"><text:span text:style-name="T5"><text:tab/>subnet 4:<text:tab/></text:span>201.35.2.<text:span text:style-name="T5">192</text:span><text:tab/><text:tab/>201.35.2.<text:span text:style-name="T5">256</text:span></text:p>
      <text:p text:style-name="P22"/>
      <text:p text:style-name="P22">Ans 5 :</text:p>
      <text:p text:style-name="P23"><text:tab/><text:span text:style-name="T25"> </text:span><text:span text:style-name="T20">b) 201.32.64.240</text:span></text:p>
      <text:p text:style-name="P4"/>
      <text:p text:style-name="P4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5:55:58.791463736</meta:creation-date>
    <dc:date>2024-05-06T11:40:21.113147203</dc:date>
    <meta:editing-duration>PT19M3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61" meta:word-count="403" meta:character-count="2805" meta:non-whitespace-character-count="2174"/>
  </office:meta>
</office:document-meta>
</file>